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rores:</text:p>
      <text:p text:style-name="Standard">LeJOS</text:p>
      <text:p text:style-name="Standard">No es compatible con sistemas operativos de 64 bits. No esta pensado para procesadores de 64 bits por lo que da muchos problemas que de momento no tienen solución. Es muy importante instalar un sistemas operativo de 32 bits, aunque sea en una máquina virtual.</text:p>
      <text:p text:style-name="Standard"/>
      <text:p text:style-name="Standard">Firmware de NXT distinto al del código<text:line-break/>Exception 115<text:line-break/>FExec<text:line-break/>at: 530(15)<text:line-break/>at: 327(9)<text:line-break/>at: 594(96)<text:line-break/>at: 69(4)<text:line-break/>at: 71(55)</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meta:initial-creator>
    <meta:creation-date>2012-01-28T17:50:12</meta:creation-date>
    <dc:date>2012-01-29T12:45:46</dc:date>
    <dc:creator>Bruno </dc:creator>
    <meta:editing-duration>PT00H06M29S</meta:editing-duration>
    <meta:editing-cycles>4</meta:editing-cycles>
    <meta:generator>OpenOffice.org/3.2$Linux OpenOffice.org_project/320m12$Build-9483</meta:generator>
    <meta:document-statistic meta:table-count="0" meta:image-count="0" meta:object-count="0" meta:page-count="1" meta:paragraph-count="4" meta:word-count="67" meta:character-count="386"/>
  </office:meta>
</office:document-meta>
</file>